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2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1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2.062cm" fo:margin-right="0cm" fo:text-align="center" fo:text-indent="-2.062cm"/>
      <style:text-properties fo:font-size="36pt"/>
    </style:style>
    <style:style style:name="P7" style:family="paragraph">
      <style:paragraph-properties fo:margin-left="0.318cm" fo:margin-right="0cm" fo:text-align="center" fo:text-indent="0cm"/>
      <style:text-properties fo:font-size="36pt"/>
    </style:style>
    <style:style style:name="P8" style:family="paragraph">
      <style:paragraph-properties fo:margin-left="3.493cm" fo:margin-right="-1.588cm" fo:text-align="center" fo:text-indent="-3.493cm"/>
      <style:text-properties fo:font-size="36pt"/>
    </style:style>
    <style:style style:name="P9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10" style:family="paragraph">
      <style:paragraph-properties fo:margin-left="0.318cm" fo:margin-right="0cm" fo:text-indent="0cm"/>
      <style:text-properties fo:font-size="26pt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857</text:span></text:p>
            <text:p text:style-name="P1"><text:span text:style-name="T2">“</text:span><text:span text:style-name="T2">Lord, Help Us Walk Your Servant Wa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3.876cm" svg:height="7.011cm" svg:x="1.778cm" svg:y="0.609cm">
          <draw:text-box>
            <text:p text:style-name="P4"><text:span text:style-name="T3">1. </text:span><text:span text:style-name="T4">Lord, help us walk Your servant way</text:span><text:span text:style-name="T4"><text:line-break/></text:span><text:span text:style-name="T4">Wherever love may lead</text:span><text:span text:style-name="T4"><text:line-break/></text:span><text:span text:style-name="T4">And, bending low, forgetting self,</text:span><text:span text:style-name="T4"><text:line-break/></text:span><text:span text:style-name="T4">Each serve the other’s n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384cm" svg:height="7.483cm" svg:x="1.778cm" svg:y="0.621cm">
          <draw:text-box>
            <text:p text:style-name="P4"><text:span text:style-name="T3">2. </text:span><text:span text:style-name="T4">You came to earth, O Christ, as Lord,</text:span></text:p>
            <text:p text:style-name="P6"><text:span text:style-name="T4">But pow’r You laid aside.</text:span></text:p>
            <text:p text:style-name="P6"><text:span text:style-name="T4">You lived Your years in servanthood;</text:span></text:p>
            <text:p text:style-name="P7"><text:span text:style-name="T4">In lowliness You d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4.384cm" svg:height="7.011cm" svg:x="1.778cm" svg:y="0.609cm">
          <draw:text-box>
            <text:p text:style-name="P4"><text:span text:style-name="T3">3. </text:span><text:span text:style-name="T4">No golden scepter but a towel</text:span></text:p>
            <text:p text:style-name="P6"><text:span text:style-name="T4">You place within the hands</text:span></text:p>
            <text:p text:style-name="P6"><text:span text:style-name="T4">Of those who seek to follow You</text:span></text:p>
            <text:p text:style-name="P6"><text:span text:style-name="T4">And live by Your comma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4.384cm" svg:height="7.011cm" svg:x="1.778cm" svg:y="0.609cm">
          <draw:text-box>
            <text:p text:style-name="P4"><text:span text:style-name="T3">4. </text:span><text:span text:style-name="T4">You bid us bend our human pride</text:span></text:p>
            <text:p text:style-name="P8"><text:span text:style-name="T4">N</text:span><text:span text:style-name="T4">or count ourselves above</text:span></text:p>
            <text:p text:style-name="P8"><text:span text:style-name="T4">T</text:span><text:span text:style-name="T4">he lowest place, the meanest task</text:span></text:p>
            <text:p text:style-name="P8"><text:span text:style-name="T4">T</text:span><text:span text:style-name="T4">hat waits the gift of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5" draw:text-style-name="P11" draw:layer="layout" svg:width="24.384cm" svg:height="12.461cm" svg:x="1.778cm" svg:y="0.508cm">
          <draw:text-box>
            <text:p text:style-name="P9"><text:span text:style-name="T3">5. </text:span><text:span text:style-name="T4">Lord, help us walk Your servant way</text:span><text:span text:style-name="T4"><text:line-break/></text:span><text:span text:style-name="T4">Wherever love may lead</text:span><text:span text:style-name="T4"><text:line-break/></text:span><text:span text:style-name="T4">And, bending low, forgetting self,</text:span><text:span text:style-name="T4"><text:line-break/></text:span><text:span text:style-name="T4">Each serve the other’s need.</text:span></text:p>
            <text:p text:style-name="P10"><text:span text:style-name="T4"/></text:p>
            <text:p text:style-name="P10"><text:span text:style-name="T5">© 1997 GIA Publications, Inc.</text:span></text:p>
            <text:p text:style-name="P10"><text:span text:style-name="T5">Used by permission:</text:span></text:p>
            <text:p text:style-name="P10"><text:span text:style-name="T5">LSB Hymn License </text:span></text:p>
            <text:p text:style-name="P10"><text:span text:style-name="T5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1:15:41.208000000</meta:creation-date>
    <dc:title>Hymn template</dc:title>
    <meta:editing-duration>PT27M56S</meta:editing-duration>
    <meta:editing-cycles>10</meta:editing-cycles>
    <meta:generator>LibreOffice/6.1.5.2$Windows_X86_64 LibreOffice_project/90f8dcf33c87b3705e78202e3df5142b201bd805</meta:generator>
    <meta:initial-creator>Arthur Hoch</meta:initial-creator>
    <dc:date>2019-04-25T18:55:04.513000000</dc:date>
    <meta:document-statistic meta:object-count="39"/>
    <meta:template xlink:type="simple" xlink:actuate="onRequest" xlink:title="Hymn template" xlink:href="../../../../../../../AppData/Roaming/LibreOffice/4/user/template/Worship%20Templsates/Hymn%20template.otp" meta:date="2015-09-19T11:15:41.114000000"/>
  </office:meta>
</office:document-meta>
</file>